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c0c0c0" draw:fill-image-width="0cm" draw:fill-image-height="0cm"/>
    </style:style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253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margin-left="0cm" fo:margin-right="0cm" fo:text-align="center" fo:text-indent="0cm"/>
      <style:text-properties fo:font-size="28pt" fo:font-weight="bold"/>
    </style:style>
    <style:style style:name="T1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ellipse draw:style-name="gr1" draw:text-style-name="P1" draw:layer="layout" svg:width="18cm" svg:height="16.5cm" svg:x="1.5cm" svg:y="3cm">
          <text:p/>
        </draw:ellipse>
        <draw:rect draw:style-name="gr2" draw:text-style-name="P2" draw:layer="layout" svg:width="16cm" svg:height="6cm" svg:x="2.5cm" svg:y="8.5cm">
          <text:p/>
        </draw:rect>
        <draw:frame draw:style-name="gr3" draw:text-style-name="P4" draw:layer="layout" svg:width="15.175cm" svg:height="2.503cm" svg:x="2.825cm" svg:y="10cm">
          <draw:text-box>
            <text:p text:style-name="P3"><text:span text:style-name="T1">UWAGA ! ORYGINALNE ZAMKI</text:span></text:p>
            <text:p text:style-name="P3"><text:span text:style-name="T1">TELEBIT TYLKO Z LOGO</text:span></text:p>
          </draw:text-box>
        </draw:frame>
        <draw:frame draw:style-name="gr4" draw:layer="layout" svg:width="0.502cm" svg:height="0.963cm" svg:x="-5.5cm" svg:y="6.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marta polak</meta:initial-creator>
    <meta:creation-date>2018-06-03T21:56:53</meta:creation-date>
    <dc:creator>marta polak</dc:creator>
    <dc:date>2018-06-03T22:11:01</dc:date>
    <dc:language>en-GB</dc:language>
    <meta:editing-cycles>3</meta:editing-cycles>
    <meta:editing-duration>PT14M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